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officeooo:rsid="00196bcc"/>
    </style:style>
    <style:style style:name="P2" style:family="paragraph" style:parent-style-name="Text_20_body">
      <style:text-properties officeooo:rsid="00196bcc" officeooo:paragraph-rsid="00196bcc"/>
    </style:style>
    <style:style style:name="P3" style:family="paragraph" style:parent-style-name="Text_20_body" style:list-style-name="L1">
      <style:text-properties officeooo:rsid="00196bcc" officeooo:paragraph-rsid="00196bcc"/>
    </style:style>
    <style:style style:name="P4" style:family="paragraph" style:parent-style-name="Text_20_body" style:list-style-name="L1">
      <style:text-properties fo:font-weight="normal" officeooo:rsid="001b6529" officeooo:paragraph-rsid="001b6529" style:font-weight-asian="normal" style:font-weight-complex="normal"/>
    </style:style>
    <style:style style:name="P5" style:family="paragraph" style:parent-style-name="Text_20_body" style:list-style-name="L1">
      <style:text-properties fo:font-weight="normal" officeooo:rsid="001bcc86" officeooo:paragraph-rsid="001bcc86" style:font-weight-asian="normal" style:font-weight-complex="normal"/>
    </style:style>
    <style:style style:name="P6" style:family="paragraph" style:parent-style-name="Text_20_body">
      <style:text-properties fo:font-weight="normal" officeooo:rsid="001ecb05" officeooo:paragraph-rsid="001bcc86" style:font-weight-asian="normal" style:font-weight-complex="normal"/>
    </style:style>
    <style:style style:name="P7" style:family="paragraph" style:parent-style-name="Text_20_body">
      <style:text-properties fo:font-weight="normal" officeooo:rsid="0020a3ee" officeooo:paragraph-rsid="0020a3ee" style:font-weight-asian="normal" style:font-weight-complex="normal"/>
    </style:style>
    <style:style style:name="P8" style:family="paragraph" style:parent-style-name="Text_20_body" style:list-style-name="L2">
      <style:text-properties fo:font-weight="normal" officeooo:rsid="0020a3ee" officeooo:paragraph-rsid="0020a3ee" style:font-weight-asian="normal" style:font-weight-complex="normal"/>
    </style:style>
    <style:style style:name="P9" style:family="paragraph" style:parent-style-name="Text_20_body" style:list-style-name="L2">
      <style:text-properties fo:font-weight="normal" officeooo:rsid="002180b8" officeooo:paragraph-rsid="002180b8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cfaa" style:font-weight-asian="bold" style:font-weight-complex="bold"/>
    </style:style>
    <style:style style:name="T3" style:family="text">
      <style:text-properties fo:font-weight="bold" officeooo:rsid="001ecb05" style:font-weight-asian="bold" style:font-weight-complex="bold"/>
    </style:style>
    <style:style style:name="T4" style:family="text">
      <style:text-properties officeooo:rsid="001dc75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<text:bookmark text:name="yui_3_17_2_1_1638368362217_80"/>Séance 5 - Interlude : des applications sur le web.</text:p>
      <text:h text:style-name="Heading_20_3" text:outline-level="3"><text:bookmark text:name="yui_3_17_2_1_1638368362217_81"/>Le cas particulier du WEB</text:h>
      <text:p text:style-name="Text_20_body"/>
      <text:p text:style-name="P2">Questions :</text:p>
      <text:list xml:id="list2786930333" text:style-name="L1">
        <text:list-item>
          <text:p text:style-name="P3"><text:bookmark text:name="yui_3_17_2_1_1638368362217_78"/>Du contenu html (page html, media intégré, etc.) : <text:span text:style-name="T1">GET</text:span></text:p>
        </text:list-item>
        <text:list-item>
          <text:p text:style-name="P3"><text:bookmark text:name="yui_3_17_2_1_1638368362217_77"/>Des fichiers supplémentaires (css, scripts clients, etc.) : <text:span text:style-name="T1">GET</text:span></text:p>
        </text:list-item>
        <text:list-item>
          <text:p text:style-name="P3"><text:bookmark text:name="yui_3_17_2_1_1638368362217_82"/>Des requêtes : <text:span text:style-name="T2">POST, GET, DELETE, PUT</text:span></text:p>
        </text:list-item>
        <text:list-item>
          <text:p text:style-name="P3">Des données envoyées par le client vers le serveur : <text:span text:style-name="T2">POST, DELETE</text:span></text:p>
        </text:list-item>
        <text:list-item>
          <text:p text:style-name="P4">Autres méthodes : <text:span text:style-name="T1">HEAD</text:span>, <text:span text:style-name="T1">OPTIONS, TRACE</text:span></text:p>
        </text:list-item>
        <text:list-item>
          <text:p text:style-name="P5">Depuis les headers, il est indiqué de quel type d’informations il s’agit (html, css, js, <text:span text:style-name="T4">img, </text:span>…) <text:span text:style-name="T3">Content-Type</text:span></text:p>
        </text:list-item>
      </text:list>
      <text:p text:style-name="P6"/>
      <text:h text:style-name="Heading_20_3" text:outline-level="3"><text:bookmark text:name="yui_3_17_2_1_1638432358600_41"/>Les Web services </text:h>
      <text:p text:style-name="P7">Questions :</text:p>
      <text:list xml:id="list4049586024" text:style-name="L2">
        <text:list-item>
          <text:p text:style-name="P8">Problèmes en appelant une appli distante :</text:p>
          <text:list>
            <text:list-item>
              <text:p text:style-name="P8">problème de sécurité</text:p>
            </text:list-item>
            <text:list-item>
              <text:p text:style-name="P8">problème d’accès au réseau / liaison entre les 2 logiciels</text:p>
            </text:list-item>
          </text:list>
        </text:list-item>
        <text:list-item>
          <text:p text:style-name="P9">REVENIR DESSUS À LA PROCHAINE SEANCE</text:p>
        </text:list-item>
        <text:list-item>
          <text:p text:style-name="P9">PAREIL</text:p>
        </text:list-item>
      </text:list>
      <text:p text:style-name="P7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02T09:17:09.565181535</dc:date>
    <meta:editing-duration>PT15M7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16" meta:word-count="122" meta:character-count="654" meta:non-whitespace-character-count="558"/>
  </office:meta>
</office:document-meta>
</file>